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C000002CADD9C469F66C2B9EF.png" manifest:media-type="image/png"/>
  <manifest:file-entry manifest:full-path="Pictures/10000000000004E4000002D18F8C452EF8135518.png" manifest:media-type="image/png"/>
  <manifest:file-entry manifest:full-path="Pictures/10000201000000F00000016B317356EE6B032DD5.png" manifest:media-type="image/png"/>
  <manifest:file-entry manifest:full-path="Pictures/1000020100000118000001B33E4B1D1A35B60021.png" manifest:media-type="image/png"/>
  <manifest:file-entry manifest:full-path="Pictures/100000000000029A000001D0BD353DEB0E31F833.png" manifest:media-type="image/png"/>
  <manifest:file-entry manifest:full-path="Pictures/10000201000002BB000001C5462029E025D246A1.png" manifest:media-type="image/png"/>
  <manifest:file-entry manifest:full-path="Pictures/10000000000004E4000002D37C65FD55952ED0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729fcf" draw:secondary-fill-color="#729fcf" draw:gradient-step-count="0" draw:fill-hatch-solid="false" draw:fill-image-name="Bitmap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Object_20_with_20_no_20_fill_20_and_20_no_20_line">
      <style:graphic-properties draw:stroke="none" draw:fill="bitmap" draw:fill-image-name="Bitmap_20_2" style:repeat="stretch" dr3d:depth="2.281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svg:stroke-width="0.106cm" svg:stroke-color="#000000" draw:marker-start-width="0.358cm" draw:marker-end-width="0.306cm" draw:fill="none" draw:textarea-horizontal-align="justify" draw:textarea-vertical-align="middle" draw:auto-grow-height="false" fo:min-height="1.551cm" fo:min-width="5.365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06cm" draw:fill="none" draw:textarea-horizontal-align="justify" draw:textarea-vertical-align="middle" draw:auto-grow-height="false" fo:min-height="1.424cm" fo:min-width="4.63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06cm" draw:fill="none" draw:textarea-horizontal-align="justify" draw:textarea-vertical-align="middle" draw:auto-grow-height="false" fo:min-height="1.424cm" fo:min-width="4.815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4.945cm" fo:min-width="6.582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1.297cm" fo:min-width="2.825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06cm" draw:fill="none" draw:fill-color="#729fcf" draw:textarea-horizontal-align="justify" draw:textarea-vertical-align="middle" draw:auto-grow-height="false" fo:min-height="5.125cm" fo:min-width="5.862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8cm" draw:marker-end-width="0.306cm" draw:fill="none" draw:textarea-horizontal-align="justify" draw:textarea-vertical-align="middle" draw:auto-grow-height="false" fo:min-height="3.71cm" fo:min-width="3.649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8cm" draw:marker-end-width="0.306cm" draw:fill="none" draw:textarea-horizontal-align="justify" draw:textarea-vertical-align="middle" draw:auto-grow-height="false" fo:min-height="2.386cm" fo:min-width="2.255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1.043cm" fo:min-width="2.571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1.911cm" fo:min-width="3.46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draw:marker-start-width="0.358cm" draw:marker-end="Arrow" draw:marker-end-width="0.406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2.7cm" fo:min-width="6.582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0.765cm" fo:min-width="1.782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000000" draw:marker-start-width="0.358cm" draw:marker-end-width="0.306cm" draw:fill="none" draw:fill-color="#729fcf" draw:textarea-horizontal-align="justify" draw:textarea-vertical-align="middle" draw:auto-grow-height="false" fo:min-height="2.88cm" fo:min-width="5.862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0.789cm" fo:min-width="2.19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0.795cm" fo:min-width="2.134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000000" draw:marker-start-width="0.358cm" draw:marker-end-width="0.306cm" draw:fill="none" draw:fill-color="#ffffff" draw:textarea-horizontal-align="justify" draw:textarea-vertical-align="middle" draw:auto-grow-height="false" fo:min-height="0.795cm" fo:min-width="1.967cm" fo:padding-top="0.177cm" fo:padding-bottom="0.177cm" fo:padding-left="0.302cm" fo:padding-right="0.302cm"/>
    </style:style>
    <style:style style:name="gr22" style:family="graphic" style:parent-style-name="objectwithoutfill">
      <style:graphic-properties draw:stroke="dash" draw:stroke-dash="_33__20_Dashes_20_3_20_Dots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.893cm" fo:min-width="6.358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893cm" fo:min-width="3.18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69cm" fo:min-width="5.233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184cm" fo:min-width="4.728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745cm" svg:height="11.723cm" svg:x="1.128cm" svg:y="1.635cm" svg:viewBox="0 0 7746 11724" svg:d="M3873 11724c-1291 0-2582 0-3873 0 0-3908 0-7816 0-11724 2582 0 5164 0 7746 0 0 3908 0 7816 0 11724-1291 0-2582 0-3873 0z">
          <text:p/>
        </draw:path>
        <draw:frame draw:style-name="gr2" draw:text-style-name="P2" draw:layer="layout" svg:width="16.111cm" svg:height="11.225cm" svg:x="2.651cm" svg:y="14.208cm">
          <draw:image xlink:href="Pictures/100000000000029A000001D0BD353DEB0E31F833.png" xlink:type="simple" xlink:show="embed" xlink:actuate="onLoad">
            <text:p/>
          </draw:image>
        </draw:frame>
        <dr3d:scene draw:style-name="gr3" svg:width="7.399cm" svg:height="11.51cm" svg:x="10.852cm" svg:y="1.708cm" dr3d:transform="matrix (1 0 0 0 0.939692620785931 0.342020143325607 0 -0.342020143325607 0.939692620785931 -14.5515cm 7.40300000238826cm 1.48077689563265cm)" dr3d:vrp="(0 0 23423.8571428571)" dr3d:vpn="(0 0 21142.8571428571)" dr3d:projection="perspective" dr3d:distance="2.28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10852 -13218 7399 11510" svg:d="M10852-13218v11510h7399v-11510z"/>
        </dr3d:scene>
      </draw:page>
      <draw:page draw:name="page2" draw:style-name="dp1" draw:master-page-name="Default">
        <draw:frame draw:style-name="gr2" draw:text-style-name="P2" draw:layer="layout" svg:width="18.999cm" svg:height="10.97cm" svg:x="1.127cm" svg:y="2.524cm">
          <draw:image xlink:href="Pictures/10000000000004E4000002D37C65FD55952ED074.png" xlink:type="simple" xlink:show="embed" xlink:actuate="onLoad">
            <text:p/>
          </draw:image>
        </draw:frame>
        <draw:frame draw:style-name="gr2" draw:text-style-name="P2" draw:layer="layout" svg:width="18.999cm" svg:height="10.94cm" svg:x="1.254cm" svg:y="13.446cm">
          <draw:image xlink:href="Pictures/10000000000004E4000002D18F8C452EF8135518.png" xlink:type="simple" xlink:show="embed" xlink:actuate="onLoad">
            <text:p/>
          </draw:image>
        </draw:frame>
      </draw:page>
      <draw:page draw:name="page3" draw:style-name="dp1" draw:master-page-name="Default">
        <draw:g>
          <draw:frame draw:style-name="gr2" draw:text-style-name="P2" draw:layer="layout" svg:width="18.501cm" svg:height="11.983cm" svg:x="1.328cm" svg:y="1.95cm">
            <draw:image xlink:href="Pictures/10000201000002BB000001C5462029E025D246A1.png" xlink:type="simple" xlink:show="embed" xlink:actuate="onLoad">
              <text:p/>
            </draw:image>
          </draw:frame>
        </draw:g>
        <draw:g>
          <draw:custom-shape draw:style-name="gr5" draw:text-style-name="P4" xml:id="id3" draw:id="id3" draw:layer="layout" svg:width="5.969cm" svg:height="1.905cm" svg:x="6.969cm" svg:y="15.486cm">
            <text:p text:style-name="P3"><text:span text:style-name="T1">Identifikasi</text:span></text:p>
            <text:p text:style-name="P3"><text:span text:style-name="T1">Kerusaka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" draw:id="id1" draw:layer="layout" svg:width="5.234cm" svg:height="1.778cm" svg:x="2.711cm" svg:y="18.272cm">
            <text:p text:style-name="P3"><text:span text:style-name="T1">Cek</text:span></text:p>
            <text:p text:style-name="P3"><text:span text:style-name="T1">Perangkat Kera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4" draw:id="id4" draw:layer="layout" svg:width="5.419cm" svg:height="1.778cm" svg:x="12.811cm" svg:y="18.199cm">
            <text:p text:style-name="P3"><text:span text:style-name="T1">Cek</text:span></text:p>
            <text:p text:style-name="P3"><text:span text:style-name="T1">Perangkat Lunak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2" draw:id="id2" draw:layer="layout" svg:width="10.16cm" svg:height="7.493cm" svg:x="0.238cm" svg:y="21.42cm">
            <text:p text:style-name="P3"/>
            <text:p text:style-name="P3"><text:span text:style-name="T1">Analisa</text:span></text:p>
            <text:p text:style-name="P3"><text:span text:style-name="T1">Pemecahan masalah</text:span></text:p>
            <text:p text:style-name="P3"><text:span text:style-name="T1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3.429cm" svg:height="1.651cm" svg:x="1.281cm" svg:y="23.682cm">
            <text:p text:style-name="P3"><text:span text:style-name="T1">Ganti </text:span></text:p>
            <text:p text:style-name="P3"><text:span text:style-name="T1">Kompone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xml:id="id5" draw:id="id5" draw:layer="layout" svg:width="9.144cm" svg:height="7.747cm" svg:x="11.033cm" svg:y="20.404cm">
            <text:p text:style-name="P3"/>
            <text:p text:style-name="P3"/>
            <text:p text:style-name="P3"><text:span text:style-name="T1">Analisa</text:span></text:p>
            <text:p text:style-name="P3"><text:span text:style-name="T1">Pemecahan masalah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4.253cm" svg:height="4.064cm" svg:x="12.241cm" svg:y="22.671cm">
            <text:p text:style-name="P3"><text:span text:style-name="T1">Pembersihan</text:span></text:p>
            <text:p text:style-name="P3"><text:span text:style-name="T1">&amp;</text:span></text:p>
            <text:p text:style-name="P3"><text:span text:style-name="T1">Pengaturan</text:span></text:p>
            <text:p text:style-name="P3"><text:span text:style-name="T1">Ulang sistem </text:span></text:p>
            <text:p text:style-name="P3"><text:span text:style-name="T1">&amp; aplikasi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2.859cm" svg:height="2.74cm" svg:x="16.748cm" svg:y="22.744cm">
            <text:p text:style-name="P3"><text:span text:style-name="T1">Instalasi</text:span></text:p>
            <text:p text:style-name="P3"><text:span text:style-name="T1">Sistem </text:span></text:p>
            <text:p text:style-name="P3"><text:span text:style-name="T1">Operasi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3.175cm" svg:height="1.397cm" svg:x="6.08cm" svg:y="23.706cm">
            <text:p text:style-name="P3"><text:span text:style-name="T1">Diperbaiki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4.064cm" svg:height="2.265cm" svg:x="3.286cm" svg:y="25.765cm">
            <text:p text:style-name="P3"><text:span text:style-name="T1">Pengaturan</text:span></text:p>
            <text:p text:style-name="P3"><text:span text:style-name="T1">ulang</text:span></text:p>
            <text:p text:style-name="P3"><text:span text:style-name="T1"><text:s/></text:span><text:span text:style-name="T1">pemasangan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2" draw:layer="layout" svg:x1="5.328cm" svg:y1="20.05cm" svg:x2="5.318cm" svg:y2="21.42cm" draw:start-shape="id1" draw:start-glue-point="2" draw:end-shape="id2" draw:end-glue-point="4" svg:d="M5328 20050v685h-10v685" svg:viewBox="0 0 11 1371">
            <text:p/>
          </draw:connector>
          <draw:connector draw:style-name="gr15" draw:text-style-name="P2" draw:layer="layout" svg:x1="6.969cm" svg:y1="16.438cm" svg:x2="5.328cm" svg:y2="18.272cm" draw:start-shape="id3" draw:start-glue-point="3" draw:end-shape="id1" svg:d="M6969 16438h-1641v1834" svg:viewBox="0 0 1642 1835">
            <text:p/>
          </draw:connector>
          <draw:connector draw:style-name="gr15" draw:text-style-name="P2" draw:layer="layout" svg:x1="12.938cm" svg:y1="16.438cm" svg:x2="15.52cm" svg:y2="18.199cm" draw:start-shape="id3" draw:start-glue-point="1" draw:end-shape="id4" svg:d="M12938 16438h2582v1761" svg:viewBox="0 0 2583 1762">
            <text:p/>
          </draw:connector>
          <draw:connector draw:style-name="gr15" draw:text-style-name="P2" draw:layer="layout" svg:x1="18.23cm" svg:y1="19.088cm" svg:x2="18.838cm" svg:y2="21.538cm" draw:start-shape="id4" draw:start-glue-point="1" draw:end-shape="id5" draw:end-glue-point="11" svg:d="M18230 19088h608v2450" svg:viewBox="0 0 609 2451">
            <text:p/>
          </draw:connector>
        </draw:g>
      </draw:page>
      <draw:page draw:name="page4" draw:style-name="dp1" draw:master-page-name="Default">
        <draw:g>
          <draw:custom-shape draw:style-name="gr16" draw:text-style-name="P5" xml:id="id7" draw:id="id7" draw:layer="layout" svg:width="10.16cm" svg:height="4.318cm" svg:x="0.238cm" svg:y="8.35cm">
            <text:p text:style-name="P3"/>
            <text:p text:style-name="P3"><text:span text:style-name="T1">Tingkat kerusakan</text:span></text:p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" draw:text-style-name="P4" xml:id="id8" draw:id="id8" draw:layer="layout" svg:width="5.969cm" svg:height="1.905cm" svg:x="6.969cm" svg:y="1.416cm">
              <text:p text:style-name="P3"><text:span text:style-name="T1">Pemeriksaan</text:span></text:p>
              <text:p text:style-name="P3"><text:span text:style-name="T1">kerusakan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4" xml:id="id6" draw:id="id6" draw:layer="layout" svg:width="5.234cm" svg:height="1.778cm" svg:x="1.011cm" svg:y="4.202cm">
              <text:p text:style-name="P3"><text:span text:style-name="T1">Pemeri</text:span><text:span text:style-name="T1">ksaan</text:span></text:p>
              <text:p text:style-name="P3"><text:span text:style-name="T1">perang</text:span><text:span text:style-name="T1">kat </text:span><text:span text:style-name="T1">keras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4" xml:id="id9" draw:id="id9" draw:layer="layout" svg:width="5.419cm" svg:height="1.778cm" svg:x="13.611cm" svg:y="4.129cm">
              <text:p text:style-name="P3"><text:span text:style-name="T1">Pemeri</text:span><text:span text:style-name="T1">ksaan</text:span></text:p>
              <text:p text:style-name="P3"><text:span text:style-name="T1">perang</text:span><text:span text:style-name="T1">kat </text:span><text:span text:style-name="T1">lunak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6" draw:layer="layout" svg:width="2.386cm" svg:height="1.119cm" svg:x="1.197cm" svg:y="10.144cm">
              <text:p text:style-name="P3"><text:span text:style-name="T1">Berat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7" xml:id="id10" draw:id="id10" draw:layer="layout" svg:width="9.144cm" svg:height="4.572cm" svg:x="11.033cm" svg:y="7.985cm">
              <text:p text:style-name="P3"/>
              <text:p text:style-name="P3"/>
              <text:p text:style-name="P3"><text:span text:style-name="T1">Tingkat </text:span><text:span text:style-name="T1">kerusa</text:span><text:span text:style-name="T1">kan</text:span></text:p>
              <text:p text:style-name="P3"/>
              <text:p text:style-name="P3"/>
              <text:p text:style-name="P3"/>
              <text:p text:style-name="P3"/>
              <text:p text:style-name="P3"/>
              <text:p text:style-name="P3"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6" draw:layer="layout" svg:width="2.794cm" svg:height="1.143cm" svg:x="3.794cm" svg:y="10.144cm">
              <text:p text:style-name="P3"><text:span text:style-name="T1">Ringan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6" draw:layer="layout" svg:width="2.738cm" svg:height="1.149cm" svg:x="6.771cm" svg:y="10.138cm">
              <text:p text:style-name="P3"><text:span text:style-name="T1">Sedang</text:span></text:p>
              <draw:enhanced-geometry svg:viewBox="0 0 21600 21600" draw:type="rectangle" draw:enhanced-path="M 0 0 L 21600 0 21600 21600 0 21600 0 0 Z N"/>
            </draw:custom-shape>
            <draw:connector draw:style-name="gr15" draw:text-style-name="P2" draw:layer="layout" svg:x1="3.628cm" svg:y1="5.98cm" svg:x2="5.318cm" svg:y2="8.35cm" draw:start-shape="id6" draw:start-glue-point="2" draw:end-shape="id7" draw:end-glue-point="4" svg:d="M3628 5980v1185h1690v1185" svg:viewBox="0 0 1691 2371">
              <text:p/>
            </draw:connector>
            <draw:connector draw:style-name="gr15" draw:text-style-name="P2" draw:layer="layout" svg:x1="6.969cm" svg:y1="2.368cm" svg:x2="3.628cm" svg:y2="4.202cm" draw:start-shape="id8" draw:start-glue-point="3" draw:end-shape="id6" svg:d="M6969 2368h-3341v1834" svg:viewBox="0 0 3342 1835">
              <text:p/>
            </draw:connector>
            <draw:connector draw:style-name="gr15" draw:text-style-name="P2" draw:layer="layout" svg:x1="12.938cm" svg:y1="2.368cm" svg:x2="16.32cm" svg:y2="4.129cm" draw:start-shape="id8" draw:start-glue-point="1" draw:end-shape="id9" svg:d="M12938 2368h3382v1761" svg:viewBox="0 0 3383 1762">
              <text:p/>
            </draw:connector>
            <draw:connector draw:style-name="gr15" draw:text-style-name="P2" draw:layer="layout" svg:x1="19.03cm" svg:y1="5.018cm" svg:x2="18.838cm" svg:y2="8.654cm" draw:start-shape="id9" draw:start-glue-point="1" draw:end-shape="id10" draw:end-glue-point="11" svg:d="M19030 5018h552v1928h-744v1708" svg:viewBox="0 0 745 3637">
              <text:p/>
            </draw:connector>
            <draw:custom-shape draw:style-name="gr17" draw:text-style-name="P6" draw:layer="layout" svg:width="2.386cm" svg:height="1.119cm" svg:x="11.397cm" svg:y="9.744cm">
              <text:p text:style-name="P3"><text:span text:style-name="T1">Berat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6" draw:layer="layout" svg:width="2.794cm" svg:height="1.143cm" svg:x="13.994cm" svg:y="9.744cm">
              <text:p text:style-name="P3"><text:span text:style-name="T1">Ringan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6" draw:layer="layout" svg:width="2.571cm" svg:height="1.149cm" svg:x="16.971cm" svg:y="9.738cm">
              <text:p text:style-name="P3"><text:span text:style-name="T1">Sedang</text:span></text:p>
              <draw:enhanced-geometry svg:viewBox="0 0 21600 21600" draw:type="rectangle" draw:enhanced-path="M 0 0 L 21600 0 21600 21600 0 21600 0 0 Z N"/>
            </draw:custom-shape>
            <draw:line draw:style-name="gr22" draw:text-style-name="P2" draw:layer="layout" svg:x1="1.508cm" svg:y1="3.667cm" svg:x2="19.542cm" svg:y2="3.667cm">
              <text:p/>
            </draw:line>
            <draw:line draw:style-name="gr22" draw:text-style-name="P2" draw:layer="layout" svg:x1="1.508cm" svg:y1="6.667cm" svg:x2="19.542cm" svg:y2="6.667cm">
              <text:p/>
            </draw:line>
            <draw:custom-shape draw:style-name="gr23" draw:text-style-name="P4" draw:layer="layout" svg:width="6.858cm" svg:height="1.143cm" svg:x="6.881cm" svg:y="3.57cm">
              <text:p text:style-name="P8"><text:span text:style-name="T1">Pemeriksaan </text:span><text:span text:style-name="T1">Awal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4" draw:layer="layout" svg:width="3.683cm" svg:height="1.143cm" svg:x="8.677cm" svg:y="6.623cm">
              <text:p text:style-name="P8"><text:span text:style-name="T1">Pemeriksaan intensif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5" draw:style-name="dp1" draw:master-page-name="Default">
        <draw:frame draw:style-name="gr2" draw:text-style-name="P2" draw:layer="layout" svg:width="18.999cm" svg:height="13.729cm" svg:x="0.747cm" svg:y="16.114cm">
          <draw:image xlink:href="Pictures/10000000000003DC000002CADD9C469F66C2B9EF.png" xlink:type="simple" xlink:show="embed" xlink:actuate="onLoad">
            <text:p/>
          </draw:image>
        </draw:frame>
        <draw:g>
          <draw:custom-shape draw:style-name="gr25" draw:text-style-name="P4" xml:id="id11" draw:id="id11" draw:layer="layout" svg:width="8.255cm" svg:height="3.429cm" svg:x="6.823cm" svg:y="1.929cm">
            <text:p text:style-name="P3"><text:span text:style-name="T1">Penyebab kerusakan</text:span></text:p>
            <text:p text:style-name="P3"><text:span text:style-name="T1">pada</text:span></text:p>
            <text:p text:style-name="P3"><text:span text:style-name="T1">komput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9" xml:id="id12" draw:id="id12" draw:layer="layout" svg:width="5.334cm" svg:height="2.54cm" svg:x="2.143cm" svg:y="7.355cm">
            <text:p text:style-name="P3"><text:span text:style-name="T2">Usia kompone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9" xml:id="id13" draw:id="id13" draw:layer="layout" svg:width="5.334cm" svg:height="2.54cm" svg:x="8.243cm" svg:y="7.355cm">
            <text:p text:style-name="P3"><text:span text:style-name="T2">Cacat produk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9" xml:id="id14" draw:id="id14" draw:layer="layout" svg:width="5.334cm" svg:height="2.54cm" svg:x="13.943cm" svg:y="7.355cm">
            <text:p text:style-name="P3"><text:span text:style-name="T2">Kesalahan </text:span></text:p>
            <text:p text:style-name="P3"><text:span text:style-name="T2">penggunaan</text:span></text:p>
            <text:p text:style-name="P3"><text:span text:style-name="T2">oleh pemakai</text:span></text:p>
            <draw:enhanced-geometry svg:viewBox="0 0 21600 21600" draw:type="rectangle" draw:enhanced-path="M 0 0 L 21600 0 21600 21600 0 21600 0 0 Z N"/>
          </draw:custom-shape>
          <draw:connector draw:style-name="gr27" draw:text-style-name="P9" draw:layer="layout" draw:type="line" svg:x1="8.031cm" svg:y1="4.856cm" svg:x2="4.81cm" svg:y2="7.355cm" draw:start-shape="id11" draw:start-glue-point="7" draw:end-shape="id12" draw:end-glue-point="0" svg:d="M8031 4856l-3221 2499" svg:viewBox="0 0 3222 2500">
            <text:p/>
          </draw:connector>
          <draw:connector draw:style-name="gr27" draw:text-style-name="P9" draw:layer="layout" draw:type="line" svg:x1="10.951cm" svg:y1="5.358cm" svg:x2="10.91cm" svg:y2="7.355cm" draw:start-shape="id11" draw:start-glue-point="8" draw:end-shape="id13" draw:end-glue-point="0" svg:d="M10951 5358l-41 1997" svg:viewBox="0 0 42 1998">
            <text:p/>
          </draw:connector>
          <draw:connector draw:style-name="gr27" draw:text-style-name="P9" draw:layer="layout" draw:type="line" svg:x1="13.87cm" svg:y1="4.856cm" svg:x2="16.61cm" svg:y2="7.355cm" draw:start-shape="id11" draw:start-glue-point="9" draw:end-shape="id14" draw:end-glue-point="0" svg:d="M13870 4856l2740 2499" svg:viewBox="0 0 2741 25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0F00000016B317356EE6B032DD5.png" xlink:type="simple" xlink:show="embed" xlink:actuate="onLoad"/>
    <draw:fill-image draw:name="Bitmap_20_2" draw:display-name="Bitmap 2" xlink:href="Pictures/1000020100000118000001B33E4B1D1A35B60021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06:58:26.781581582</meta:creation-date>
    <dc:date>2017-04-06T11:24:01.732751384</dc:date>
    <meta:editing-duration>PT4H16M21S</meta:editing-duration>
    <meta:editing-cycles>27</meta:editing-cycles>
    <meta:generator>LibreOffice/5.1.6.2$Linux_X86_64 LibreOffice_project/10m0$Build-2</meta:generator>
    <meta:document-statistic meta:object-count="53"/>
  </office:meta>
</office:document-meta>
</file>